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950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54cm" svg:x="6.35cm" svg:y="3.54cm">
          <text:p text:style-name="P1">3-axis </text:p>
          <text:p text:style-name="P1">acceler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35cm" svg:height="3.175cm" svg:x="4.445cm" svg:y="8.292cm">
          <text:p text:style-name="P1">3 single axis</text:p>
          <text:p text:style-name="P1">Gyroscopes</text:p>
          <text:p text:style-name="P1">with temp. 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2.54cm" svg:x="5.715cm" svg:y="13.7cm">
          <text:p text:style-name="P1">3-axis </text:p>
          <text:p text:style-name="P1">magneto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27cm" svg:y1="14.663cm" svg:x2="5.715cm" svg:y2="14.663cm">
          <text:p/>
        </draw:line>
        <draw:frame draw:style-name="gr3" draw:layer="layout" svg:width="4.445cm" svg:height="0.963cm" svg:x="1.27cm" svg:y="13.7cm">
          <draw:text-box>
            <text:p>Environment</text:p>
          </draw:text-box>
        </draw:frame>
        <draw:line draw:style-name="gr2" draw:text-style-name="P1" draw:layer="layout" svg:x1="0cm" svg:y1="9.562cm" svg:x2="4.445cm" svg:y2="9.562cm">
          <text:p/>
        </draw:line>
        <draw:frame draw:style-name="gr3" draw:layer="layout" svg:width="4.445cm" svg:height="0.963cm" svg:x="0cm" svg:y="8.599cm">
          <draw:text-box>
            <text:p>Environment</text:p>
          </draw:text-box>
        </draw:frame>
        <draw:line draw:style-name="gr2" draw:text-style-name="P1" draw:layer="layout" svg:x1="1.905cm" svg:y1="4.503cm" svg:x2="6.35cm" svg:y2="4.503cm">
          <text:p/>
        </draw:line>
        <draw:frame draw:style-name="gr3" draw:layer="layout" svg:width="4.445cm" svg:height="0.963cm" svg:x="1.905cm" svg:y="3.54cm">
          <draw:text-box>
            <text:p>Environment</text:p>
          </draw:text-box>
        </draw:frame>
        <draw:line draw:style-name="gr2" draw:text-style-name="P1" draw:layer="layout" svg:x1="3.175cm" svg:y1="15.933cm" svg:x2="5.715cm" svg:y2="15.933cm">
          <text:p/>
        </draw:line>
        <draw:frame draw:style-name="gr3" draw:layer="layout" svg:width="2.54cm" svg:height="0.963cm" svg:x="3.175cm" svg:y="14.97cm">
          <draw:text-box>
            <text:p>3.3 V</text:p>
          </draw:text-box>
        </draw:frame>
        <draw:line draw:style-name="gr2" draw:text-style-name="P1" draw:layer="layout" svg:x1="3.81cm" svg:y1="5.773cm" svg:x2="6.35cm" svg:y2="5.773cm">
          <text:p/>
        </draw:line>
        <draw:frame draw:style-name="gr3" draw:layer="layout" svg:width="2.54cm" svg:height="0.963cm" svg:x="3.81cm" svg:y="4.81cm">
          <draw:text-box>
            <text:p>3.3 V</text:p>
          </draw:text-box>
        </draw:frame>
        <draw:line draw:style-name="gr2" draw:text-style-name="P1" draw:layer="layout" svg:x1="1.905cm" svg:y1="10.832cm" svg:x2="4.445cm" svg:y2="10.832cm">
          <text:p/>
        </draw:line>
        <draw:frame draw:style-name="gr3" draw:layer="layout" svg:width="2.54cm" svg:height="0.963cm" svg:x="1.905cm" svg:y="9.869cm">
          <draw:text-box>
            <text:p>5 V</text:p>
          </draw:text-box>
        </draw:frame>
        <draw:line draw:style-name="gr2" draw:text-style-name="P1" draw:layer="layout" svg:x1="10.795cm" svg:y1="14.97cm" svg:x2="15.875cm" svg:y2="14.97cm">
          <text:p/>
        </draw:line>
        <draw:custom-shape draw:style-name="gr1" draw:text-style-name="P1" draw:layer="layout" svg:width="4.445cm" svg:height="2.54cm" svg:x="15.875cm" svg:y="13.7cm">
          <text:p text:style-name="P1">300Hz Passive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08cm" svg:height="0.963cm" svg:x="10.795cm" svg:y="14.007cm">
          <draw:text-box>
            <text:p>mag_raw[0..2]</text:p>
          </draw:text-box>
        </draw:frame>
        <draw:line draw:style-name="gr2" draw:text-style-name="P1" draw:layer="layout" svg:x1="20.32cm" svg:y1="14.97cm" svg:x2="25.4cm" svg:y2="14.97cm">
          <text:p/>
        </draw:line>
        <draw:frame draw:style-name="gr3" draw:layer="layout" svg:width="4.445cm" svg:height="0.963cm" svg:x="20.32cm" svg:y="14.007cm">
          <draw:text-box>
            <text:p>mag_filt[0..2]</text:p>
          </draw:text-box>
        </draw:frame>
        <draw:line draw:style-name="gr2" draw:text-style-name="P1" draw:layer="layout" svg:x1="10.795cm" svg:y1="9.255cm" svg:x2="15.875cm" svg:y2="9.255cm">
          <text:p/>
        </draw:line>
        <draw:frame draw:style-name="gr3" draw:layer="layout" svg:width="5.08cm" svg:height="0.963cm" svg:x="10.795cm" svg:y="8.292cm">
          <draw:text-box>
            <text:p>gyro_raw[0..2]</text:p>
          </draw:text-box>
        </draw:frame>
        <draw:line draw:style-name="gr2" draw:text-style-name="P1" draw:layer="layout" svg:x1="10.795cm" svg:y1="11.16cm" svg:x2="25.4cm" svg:y2="11.16cm">
          <text:p/>
        </draw:line>
        <draw:frame draw:style-name="gr3" draw:layer="layout" svg:width="5.08cm" svg:height="0.963cm" svg:x="10.795cm" svg:y="10.197cm">
          <draw:text-box>
            <text:p>temp_raw[0..1]</text:p>
          </draw:text-box>
        </draw:frame>
        <draw:line draw:style-name="gr2" draw:text-style-name="P1" draw:layer="layout" svg:x1="10.795cm" svg:y1="4.81cm" svg:x2="15.875cm" svg:y2="4.81cm">
          <text:p/>
        </draw:line>
        <draw:frame draw:style-name="gr3" draw:layer="layout" svg:width="5.08cm" svg:height="0.963cm" svg:x="10.795cm" svg:y="3.847cm">
          <draw:text-box>
            <text:p>accel_raw[0..2]</text:p>
          </draw:text-box>
        </draw:frame>
        <draw:custom-shape draw:style-name="gr1" draw:text-style-name="P1" draw:layer="layout" svg:width="4.445cm" svg:height="2.54cm" svg:x="15.875cm" svg:y="7.985cm">
          <text:p text:style-name="P1">500Hz Passive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0.32cm" svg:y1="9.255cm" svg:x2="25.4cm" svg:y2="9.255cm">
          <text:p/>
        </draw:line>
        <draw:frame draw:style-name="gr3" draw:layer="layout" svg:width="4.445cm" svg:height="0.963cm" svg:x="20.955cm" svg:y="8.313cm">
          <draw:text-box>
            <text:p>gyro_filt[0..2]</text:p>
          </draw:text-box>
        </draw:frame>
        <draw:custom-shape draw:style-name="gr1" draw:text-style-name="P1" draw:layer="layout" svg:width="4.445cm" svg:height="2.54cm" svg:x="15.875cm" svg:y="3.54cm">
          <text:p text:style-name="P1">500Hz Passive</text:p>
          <text:p text:style-name="P1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0.32cm" svg:y1="5.117cm" svg:x2="25.4cm" svg:y2="5.138cm">
          <text:p/>
        </draw:line>
        <draw:frame draw:style-name="gr3" draw:layer="layout" svg:width="4.445cm" svg:height="0.963cm" svg:x="20.32cm" svg:y="4.175cm">
          <draw:text-box>
            <text:p>accel_filt[0..2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30.4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cott Rosenbalm</meta:initial-creator>
    <meta:creation-date>2011-01-23T17:44:23.72</meta:creation-date>
    <dc:date>2011-01-23T18:10:35.08</dc:date>
    <dc:creator>Scott Rosenbalm</dc:creator>
    <meta:editing-duration>PT00H10M07S</meta:editing-duration>
    <meta:editing-cycles>3</meta:editing-cycles>
    <meta:generator>OpenOffice.org/3.2$Win32 OpenOffice.org_project/320m18$Build-9502</meta:generator>
    <meta:document-statistic meta:object-count="32"/>
  </office:meta>
</office:document-meta>
</file>